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8458in" table:align="left"/>
    </style:style>
    <style:style style:name="Table1.A" style:family="table-column">
      <style:table-column-properties style:column-width="0.459in"/>
    </style:style>
    <style:style style:name="Table1.B" style:family="table-column">
      <style:table-column-properties style:column-width="0.7403in"/>
    </style:style>
    <style:style style:name="Table1.C" style:family="table-column">
      <style:table-column-properties style:column-width="0.6465in"/>
    </style:style>
    <style:style style:name="Table1.A1" style:family="table-cell">
      <style:table-cell-properties style:vertical-align="middle" fo:padding="0.0194in" fo:border="none"/>
    </style:style>
    <style:style style:name="P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ffffff" loext:opacity="100%" style:text-line-through-style="none" style:text-line-through-type="none" style:text-underline-style="none" style:text-blinking="false" fo:background-color="transparent"/>
    </style:style>
    <style:style style:name="P3" style:family="paragraph" style:parent-style-name="Text_20_body">
      <style:text-properties fo:color="#ffffff" loext:opacity="100%"/>
    </style:style>
    <style:style style:name="P4" style:family="paragraph" style:parent-style-name="Text_20_body">
      <style:text-properties fo:color="#ffffff" loext:opacity="100%" fo:font-weight="normal" officeooo:paragraph-rsid="001c5544"/>
    </style:style>
    <style:style style:name="P5" style:family="paragraph" style:parent-style-name="Text_20_body">
      <style:text-properties fo:color="#ffffff" loext:opacity="100%" fo:font-weight="normal" officeooo:rsid="001edc05" officeooo:paragraph-rsid="001edc05"/>
    </style:style>
    <style:style style:name="P6" style:family="paragraph" style:parent-style-name="Text_20_body">
      <style:paragraph-properties fo:margin-top="0in" fo:margin-bottom="0in" style:contextual-spacing="false"/>
      <style:text-properties fo:color="#ffffff" loext:opacity="100%" fo:font-weight="normal" officeooo:paragraph-rsid="002c553b"/>
    </style:style>
    <style:style style:name="P7" style:family="paragraph" style:parent-style-name="Text_20_body">
      <style:paragraph-properties fo:margin-top="0in" fo:margin-bottom="0in" style:contextual-spacing="false"/>
      <style:text-properties fo:color="#ffffff" loext:opacity="100%" fo:font-weight="normal" officeooo:paragraph-rsid="002cb941"/>
    </style:style>
    <style:style style:name="P8" style:family="paragraph" style:parent-style-name="Text_20_body">
      <style:paragraph-properties fo:margin-top="0in" fo:margin-bottom="0in" style:contextual-spacing="false"/>
      <style:text-properties fo:color="#ffffff" loext:opacity="100%" fo:font-weight="normal" officeooo:paragraph-rsid="0031fec3"/>
    </style:style>
    <style:style style:name="P9" style:family="paragraph" style:parent-style-name="Text_20_body">
      <style:paragraph-properties fo:margin-top="0in" fo:margin-bottom="0in" style:contextual-spacing="false"/>
      <style:text-properties fo:color="#ffffff" loext:opacity="100%" fo:font-weight="normal" officeooo:paragraph-rsid="00336515"/>
    </style:style>
    <style:style style:name="P10" style:family="paragraph" style:parent-style-name="Text_20_body">
      <style:paragraph-properties fo:margin-top="0in" fo:margin-bottom="0in" style:contextual-spacing="false"/>
      <style:text-properties fo:color="#ffffff" loext:opacity="100%" fo:font-weight="normal" officeooo:paragraph-rsid="0038cb19"/>
    </style:style>
    <style:style style:name="P11" style:family="paragraph" style:parent-style-name="Text_20_body">
      <style:paragraph-properties fo:margin-top="0in" fo:margin-bottom="0in" style:contextual-spacing="false"/>
      <style:text-properties fo:color="#ffffff" loext:opacity="100%" fo:font-weight="normal" officeooo:paragraph-rsid="003d1bab"/>
    </style:style>
    <style:style style:name="P12" style:family="paragraph" style:parent-style-name="Text_20_body">
      <style:paragraph-properties fo:margin-top="0in" fo:margin-bottom="0in" style:contextual-spacing="false"/>
      <style:text-properties fo:color="#ffffff" loext:opacity="100%" fo:font-weight="normal" officeooo:rsid="003f9124" officeooo:paragraph-rsid="003f9124"/>
    </style:style>
    <style:style style:name="P13" style:family="paragraph" style:parent-style-name="Text_20_body">
      <style:paragraph-properties fo:margin-top="0in" fo:margin-bottom="0in" style:contextual-spacing="false"/>
      <style:text-properties fo:color="#ffffff" loext:opacity="100%" fo:font-size="8pt" fo:font-weight="normal" officeooo:rsid="001dc42c" officeooo:paragraph-rsid="001dc42c" style:font-size-asian="8pt" style:font-size-complex="8pt"/>
    </style:style>
    <style:style style:name="P14" style:family="paragraph" style:parent-style-name="Text_20_body">
      <style:paragraph-properties fo:margin-top="0in" fo:margin-bottom="0in" style:contextual-spacing="false"/>
      <style:text-properties fo:color="#ffffff" loext:opacity="100%" fo:font-size="8pt" fo:font-weight="normal" officeooo:paragraph-rsid="001dc42c" style:font-size-asian="8pt" style:font-size-complex="8pt"/>
    </style:style>
    <style:style style:name="P15" style:family="paragraph" style:parent-style-name="Text_20_body">
      <style:paragraph-properties fo:margin-top="0in" fo:margin-bottom="0in" style:contextual-spacing="false"/>
      <style:text-properties fo:color="#ffffff" loext:opacity="100%" fo:font-size="8pt" fo:font-weight="normal" officeooo:paragraph-rsid="001edc05" style:font-size-asian="8pt" style:font-size-complex="8pt"/>
    </style:style>
    <style:style style:name="P16" style:family="paragraph" style:parent-style-name="Text_20_body">
      <style:paragraph-properties fo:margin-top="0in" fo:margin-bottom="0in" style:contextual-spacing="false"/>
      <style:text-properties fo:color="#ffffff" loext:opacity="100%" fo:font-size="8pt" fo:font-weight="normal" officeooo:rsid="001f164f" officeooo:paragraph-rsid="001f164f" style:font-size-asian="8pt" style:font-size-complex="8pt"/>
    </style:style>
    <style:style style:name="P17" style:family="paragraph" style:parent-style-name="Text_20_body">
      <style:paragraph-properties fo:margin-top="0in" fo:margin-bottom="0in" style:contextual-spacing="false"/>
      <style:text-properties fo:color="#ffffff" loext:opacity="100%" fo:font-size="8pt" fo:font-weight="normal" officeooo:rsid="0021140a" officeooo:paragraph-rsid="0021140a" style:font-size-asian="8pt" style:font-size-complex="8pt"/>
    </style:style>
    <style:style style:name="P18" style:family="paragraph" style:parent-style-name="Text_20_body">
      <style:paragraph-properties fo:margin-top="0in" fo:margin-bottom="0in" style:contextual-spacing="false"/>
      <style:text-properties fo:color="#ffffff" loext:opacity="100%" fo:font-size="8pt" fo:font-weight="normal" officeooo:rsid="0022f08f" officeooo:paragraph-rsid="0022f08f" style:font-size-asian="8pt" style:font-size-complex="8pt"/>
    </style:style>
    <style:style style:name="P19" style:family="paragraph" style:parent-style-name="Text_20_body">
      <style:paragraph-properties fo:margin-top="0in" fo:margin-bottom="0in" style:contextual-spacing="false"/>
      <style:text-properties fo:color="#ffffff" loext:opacity="100%" fo:font-size="8pt" fo:font-weight="normal" officeooo:rsid="0024a611" officeooo:paragraph-rsid="0024a611" style:font-size-asian="8pt" style:font-size-complex="8pt"/>
    </style:style>
    <style:style style:name="P20" style:family="paragraph" style:parent-style-name="Heading_20_3">
      <style:paragraph-properties fo:margin-top="0in" fo:margin-bottom="0in" style:contextual-spacing="false"/>
      <style:text-properties fo:color="#ffffff" loext:opacity="100%" fo:font-size="8pt" fo:font-weight="normal" officeooo:rsid="0044877d" officeooo:paragraph-rsid="0044877d" style:font-size-asian="8pt" style:font-size-complex="8pt"/>
    </style:style>
    <style:style style:name="P21" style:family="paragraph" style:parent-style-name="Heading_20_3">
      <style:paragraph-properties fo:margin-top="0in" fo:margin-bottom="0in" style:contextual-spacing="false"/>
      <style:text-properties officeooo:paragraph-rsid="00467cd3"/>
    </style:style>
    <style:style style:name="P22"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3" style:family="paragraph" style:parent-style-name="Table_20_Contents">
      <style:text-properties fo:font-size="8pt" style:font-size-asian="8pt" style:font-size-complex="8pt"/>
    </style:style>
    <style:style style:name="P24" style:family="paragraph" style:parent-style-name="Table_20_Contents">
      <style:text-properties fo:font-size="8pt" officeooo:paragraph-rsid="00467cd3" style:font-size-asian="8pt" style:font-size-complex="8pt"/>
    </style:style>
    <style:style style:name="P25" style:family="paragraph" style:parent-style-name="Table_20_Heading">
      <style:text-properties fo:font-size="8pt" style:font-size-asian="8pt" style:font-size-complex="8pt"/>
    </style:style>
    <style:style style:name="P26" style:family="paragraph" style:parent-style-name="Text_20_body">
      <style:text-properties fo:color="#ffffff" loext:opacity="100%" fo:font-weight="normal" officeooo:rsid="001c5544" officeooo:paragraph-rsid="001c5544"/>
    </style:style>
    <style:style style:name="P27" style:family="paragraph" style:parent-style-name="Text_20_body">
      <style:text-properties fo:color="#ffffff" loext:opacity="100%" fo:font-weight="normal" officeooo:rsid="001dc42c" officeooo:paragraph-rsid="001dc42c"/>
    </style:style>
    <style:style style:name="P28" style:family="paragraph" style:parent-style-name="Text_20_body">
      <style:paragraph-properties fo:margin-top="0in" fo:margin-bottom="0in" style:contextual-spacing="false"/>
      <style:text-properties fo:color="#ffffff" loext:opacity="100%" fo:font-weight="normal" officeooo:rsid="003d1bab" officeooo:paragraph-rsid="003d1bab"/>
    </style:style>
    <style:style style:name="P29" style:family="paragraph" style:parent-style-name="Text_20_body">
      <style:paragraph-properties fo:margin-top="0in" fo:margin-bottom="0in" style:contextual-spacing="false"/>
      <style:text-properties fo:color="#ffffff" loext:opacity="100%" fo:font-weight="normal" officeooo:rsid="003f9124" officeooo:paragraph-rsid="0044877d"/>
    </style:style>
    <style:style style:name="P30" style:family="paragraph" style:parent-style-name="Text_20_body">
      <style:paragraph-properties fo:margin-top="0in" fo:margin-bottom="0in" style:contextual-spacing="false"/>
      <style:text-properties fo:color="#ffffff" loext:opacity="100%" fo:font-weight="normal" officeooo:paragraph-rsid="002cb941"/>
    </style:style>
    <style:style style:name="P31" style:family="paragraph" style:parent-style-name="Text_20_body">
      <style:paragraph-properties fo:margin-top="0in" fo:margin-bottom="0in" style:contextual-spacing="false"/>
      <style:text-properties fo:color="#ffffff" loext:opacity="100%" fo:font-size="8pt" fo:font-weight="normal" officeooo:rsid="0024a611" officeooo:paragraph-rsid="002c553b" style:font-size-asian="8pt" style:font-size-complex="8pt"/>
    </style:style>
    <style:style style:name="P32" style:family="paragraph" style:parent-style-name="Text_20_body">
      <style:paragraph-properties fo:margin-top="0in" fo:margin-bottom="0in" style:contextual-spacing="false"/>
      <style:text-properties fo:color="#ffffff" loext:opacity="100%" fo:font-size="8pt" fo:font-weight="normal" officeooo:rsid="002c553b" officeooo:paragraph-rsid="002cb941" style:font-size-asian="8pt" style:font-size-complex="8pt"/>
    </style:style>
    <style:style style:name="P33" style:family="paragraph" style:parent-style-name="Text_20_body">
      <style:paragraph-properties fo:margin-top="0in" fo:margin-bottom="0in" style:contextual-spacing="false"/>
      <style:text-properties fo:color="#ffffff" loext:opacity="100%" fo:font-size="8pt" fo:font-weight="normal" officeooo:rsid="002cb941" officeooo:paragraph-rsid="002cb941" style:font-size-asian="8pt" style:font-size-complex="8pt"/>
    </style:style>
    <style:style style:name="P34" style:family="paragraph" style:parent-style-name="Text_20_body">
      <style:paragraph-properties fo:margin-top="0in" fo:margin-bottom="0in" style:contextual-spacing="false"/>
      <style:text-properties fo:color="#ffffff" loext:opacity="100%" fo:font-size="8pt" fo:font-weight="normal" officeooo:rsid="002e5f22" officeooo:paragraph-rsid="003029c6" style:font-size-asian="8pt" style:font-size-complex="8pt"/>
    </style:style>
    <style:style style:name="P35" style:family="paragraph" style:parent-style-name="Text_20_body">
      <style:paragraph-properties fo:margin-top="0in" fo:margin-bottom="0in" style:contextual-spacing="false"/>
      <style:text-properties fo:color="#ffffff" loext:opacity="100%" fo:font-size="8pt" fo:font-weight="normal" officeooo:rsid="003029c6" officeooo:paragraph-rsid="003029c6" style:font-size-asian="8pt" style:font-size-complex="8pt"/>
    </style:style>
    <style:style style:name="P36" style:family="paragraph" style:parent-style-name="Text_20_body">
      <style:paragraph-properties fo:margin-top="0in" fo:margin-bottom="0in" style:contextual-spacing="false"/>
      <style:text-properties fo:color="#ffffff" loext:opacity="100%" fo:font-size="8pt" fo:font-weight="normal" officeooo:rsid="0043e6a3" officeooo:paragraph-rsid="0043e6a3" style:font-size-asian="8pt" style:font-size-complex="8pt"/>
    </style:style>
    <style:style style:name="P37" style:family="paragraph" style:parent-style-name="Text_20_body">
      <style:paragraph-properties fo:margin-top="0in" fo:margin-bottom="0in" style:contextual-spacing="false"/>
      <style:text-properties fo:color="#ffffff" loext:opacity="100%" fo:font-size="8pt" fo:font-weight="normal" officeooo:rsid="0043e6a3" officeooo:paragraph-rsid="0044877d" style:font-size-asian="8pt" style:font-size-complex="8pt"/>
    </style:style>
    <style:style style:name="P38" style:family="paragraph" style:parent-style-name="Text_20_body">
      <style:paragraph-properties fo:margin-top="0in" fo:margin-bottom="0in" style:contextual-spacing="false"/>
      <style:text-properties fo:color="#ffffff" loext:opacity="100%" fo:font-size="8pt" fo:font-weight="normal" officeooo:rsid="0022f08f" officeooo:paragraph-rsid="0044877d" style:font-size-asian="8pt" style:font-size-complex="8pt"/>
    </style:style>
    <style:style style:name="P39" style:family="paragraph" style:parent-style-name="Text_20_body">
      <style:paragraph-properties fo:margin-top="0in" fo:margin-bottom="0in" style:contextual-spacing="false"/>
      <style:text-properties fo:color="#ffffff" loext:opacity="100%" fo:font-size="8pt" fo:font-weight="normal" officeooo:rsid="0044877d" officeooo:paragraph-rsid="0044877d" style:font-size-asian="8pt" style:font-size-complex="8pt"/>
    </style:style>
    <style:style style:name="P40" style:family="paragraph" style:parent-style-name="Text_20_body" style:list-style-name="L1">
      <style:paragraph-properties fo:margin-top="0in" fo:margin-bottom="0in" style:contextual-spacing="false"/>
      <style:text-properties officeooo:paragraph-rsid="0044877d"/>
    </style:style>
    <style:style style:name="P41" style:family="paragraph" style:parent-style-name="Text_20_body" style:list-style-name="L1">
      <style:paragraph-properties fo:margin-top="0in" fo:margin-bottom="0in" style:contextual-spacing="false"/>
    </style:style>
    <style:style style:name="P42" style:family="paragraph" style:parent-style-name="Text_20_body">
      <style:text-properties fo:font-size="8pt" style:font-size-asian="8pt" style:font-size-complex="8pt"/>
    </style:style>
    <style:style style:name="P43" style:family="paragraph" style:parent-style-name="Text_20_body">
      <style:text-properties fo:font-size="8pt" officeooo:paragraph-rsid="0044877d" style:font-size-asian="8pt" style:font-size-complex="8pt"/>
    </style:style>
    <style:style style:name="T1" style:family="text">
      <style:text-properties style:font-name="Arial" fo:font-size="11pt" fo:font-style="normal" fo:font-weight="normal"/>
    </style:style>
    <style:style style:name="T2" style:family="text">
      <style:text-properties officeooo:rsid="001bcc53"/>
    </style:style>
    <style:style style:name="T3" style:family="text">
      <style:text-properties officeooo:rsid="001dc42c"/>
    </style:style>
    <style:style style:name="T4" style:family="text">
      <style:text-properties officeooo:rsid="001dce5c"/>
    </style:style>
    <style:style style:name="T5" style:family="text">
      <style:text-properties officeooo:rsid="001e8922"/>
    </style:style>
    <style:style style:name="T6" style:family="text">
      <style:text-properties officeooo:rsid="001edc05"/>
    </style:style>
    <style:style style:name="T7" style:family="text">
      <style:text-properties officeooo:rsid="001fdf3b"/>
    </style:style>
    <style:style style:name="T8" style:family="text">
      <style:text-properties officeooo:rsid="0020afed"/>
    </style:style>
    <style:style style:name="T9" style:family="text">
      <style:text-properties officeooo:rsid="00231ad0"/>
    </style:style>
    <style:style style:name="T10" style:family="text">
      <style:text-properties fo:font-size="8pt" style:font-size-asian="8pt" style:font-size-complex="8pt"/>
    </style:style>
    <style:style style:name="T11" style:family="text">
      <style:text-properties fo:font-size="8pt" officeooo:rsid="0024a611" style:font-size-asian="8pt" style:font-size-complex="8pt"/>
    </style:style>
    <style:style style:name="T12" style:family="text">
      <style:text-properties fo:font-size="8pt" officeooo:rsid="002c553b" style:font-size-asian="8pt" style:font-size-complex="8pt"/>
    </style:style>
    <style:style style:name="T13" style:family="text">
      <style:text-properties fo:font-size="8pt" officeooo:rsid="003029c6" style:font-size-asian="8pt" style:font-size-complex="8pt"/>
    </style:style>
    <style:style style:name="T14" style:family="text">
      <style:text-properties fo:font-size="8pt" officeooo:rsid="0030318e" style:font-size-asian="8pt" style:font-size-complex="8pt"/>
    </style:style>
    <style:style style:name="T15" style:family="text">
      <style:text-properties fo:font-size="8pt" officeooo:rsid="0031fec3" style:font-size-asian="8pt" style:font-size-complex="8pt"/>
    </style:style>
    <style:style style:name="T16" style:family="text">
      <style:text-properties fo:font-size="8pt" officeooo:rsid="00320351" style:font-size-asian="8pt" style:font-size-complex="8pt"/>
    </style:style>
    <style:style style:name="T17" style:family="text">
      <style:text-properties fo:font-size="8pt" officeooo:rsid="00336515" style:font-size-asian="8pt" style:font-size-complex="8pt"/>
    </style:style>
    <style:style style:name="T18" style:family="text">
      <style:text-properties fo:font-size="8pt" officeooo:rsid="0033f440" style:font-size-asian="8pt" style:font-size-complex="8pt"/>
    </style:style>
    <style:style style:name="T19" style:family="text">
      <style:text-properties fo:font-size="8pt" officeooo:rsid="0044877d" style:font-size-asian="8pt" style:font-size-complex="8pt"/>
    </style:style>
    <style:style style:name="T20" style:family="text">
      <style:text-properties officeooo:rsid="00267b16"/>
    </style:style>
    <style:style style:name="T21" style:family="text">
      <style:text-properties officeooo:rsid="002830f9"/>
    </style:style>
    <style:style style:name="T22" style:family="text">
      <style:text-properties officeooo:rsid="002b0a52"/>
    </style:style>
    <style:style style:name="T23" style:family="text">
      <style:text-properties officeooo:rsid="0036b66a"/>
    </style:style>
    <style:style style:name="T24" style:family="text">
      <style:text-properties officeooo:rsid="00380ab0"/>
    </style:style>
    <style:style style:name="T25" style:family="text">
      <style:text-properties officeooo:rsid="0038cb19"/>
    </style:style>
    <style:style style:name="T26" style:family="text">
      <style:text-properties officeooo:rsid="003a7ede"/>
    </style:style>
    <style:style style:name="T27" style:family="text">
      <style:text-properties officeooo:rsid="003d1bab"/>
    </style:style>
    <style:style style:name="T28" style:family="text">
      <style:text-properties officeooo:rsid="003f0495"/>
    </style:style>
    <style:style style:name="T29" style:family="text">
      <style:text-properties officeooo:rsid="004140dd"/>
    </style:style>
    <style:style style:name="T30" style:family="text">
      <style:text-properties officeooo:rsid="00431874"/>
    </style:style>
    <style:style style:name="T31" style:family="text">
      <style:text-properties officeooo:rsid="0043e6a3"/>
    </style:style>
    <style:style style:name="T32" style:family="text">
      <style:text-properties officeooo:rsid="0044877d"/>
    </style:style>
    <style:style style:name="T33" style:family="text">
      <style:text-properties fo:color="#ffffff" loext:opacity="100%" fo:font-size="8pt" fo:font-weight="normal" officeooo:rsid="002c553b" style:font-size-asian="8pt" style:font-size-complex="8pt"/>
    </style:style>
    <style:style style:name="T34" style:family="text">
      <style:text-properties fo:font-size="6pt" style:font-size-asian="6pt" style:font-size-complex="6pt"/>
    </style:style>
    <style:style style:name="T35" style:family="text">
      <style:text-properties fo:font-size="7pt" style:font-size-asian="7pt" style:font-size-complex="7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d499024f-7fff-bd25-e568-6cee4e4e7152"/>What is Big O? o(n)</text:p>
      <text:p text:style-name="P3"/>
      <text:p text:style-name="P1">Big O notations describe how time and space complexity of an algorithm grows as input size increases.</text:p>
      <text:p text:style-name="P1">O mean = order of growth (how does time and memory grows as input grows)</text:p>
      <text:p text:style-name="P1">N mean = number of item in below ex samosa</text:p>
      <text:p text:style-name="P1">Didn’t mean about second, CPU. Just growth.</text:p>
      <text:p text:style-name="P1">It common sense about growth.</text:p>
      <text:p text:style-name="P1">Example:</text:p>
      <text:p text:style-name="P2"> <text:span text:style-name="T1">If one samosa makes 5m.</text:span></text:p>
      <text:p text:style-name="P1">10 would be take 10*5 = 50m</text:p>
      <text:p text:style-name="P1">100 would be take 100*5 = 500m</text:p>
      <text:p text:style-name="P1">How time grows is what “big o “ describes.</text:p>
      <text:p text:style-name="P3"/>
      <text:p text:style-name="P1">## Very common Big O types (don’t memorize yet)</text:p>
      <text:p text:style-name="P1">Just recognize the idea:</text:p>
      <text:p text:style-name="P3"/>
      <text:p text:style-name="P1">| Big O    | Meaning (human words) |</text:p>
      <text:p text:style-name="P1">| -------- | --------------------- |</text:p>
      <text:p text:style-name="P1">| O(1)     | Always same time      |</text:p>
      <text:p text:style-name="P1">| O(n)     | Grows with input      |</text:p>
      <text:p text:style-name="P1">| O(n²)    | Gets slow very fast   |</text:p>
      <text:p text:style-name="P1">| O(log n) | Very efficient        |</text:p>
      <text:p text:style-name="P3"/>
      <text:p text:style-name="P1">Python programs example.</text:p>
      <text:p text:style-name="P3"/>
      <text:p text:style-name="P1">O(1)  Same time, no matter what</text:p>
      <text:p text:style-name="P3"/>
      <text:p text:style-name="P1">def get_first_item(arr):</text:p>
      <text:p text:style-name="P2">     <text:span text:style-name="T1">return arr[0]</text:span></text:p>
      <text:p text:style-name="P1">If an array has millions of items or 1 takes the same and one step this is called O(1) complexity of the program</text:p>
      <text:p text:style-name="P3"/>
      <text:p text:style-name="P1">O(n) Work grows with data.</text:p>
      <text:p text:style-name="P1">def print_all(arr):</text:p>
      <text:p text:style-name="P2">     <text:span text:style-name="T1">for  item in arr:</text:span></text:p>
      <text:p text:style-name="P1">print(item)</text:p>
      <text:p text:style-name="P1">If an array has five items then would be takes five step and millions for millions this is why called O(n) complexity.</text:p>
      <text:p text:style-name="P3"><text:soft-page-break/></text:p>
      <text:p text:style-name="P1">O(n2) Complexity grows very fast (danger zone)</text:p>
      <text:p text:style-name="P3"/>
      <text:p text:style-name="P1">def print_paris(arr):</text:p>
      <text:p text:style-name="P2">     <text:span text:style-name="T1">for i in arr:</text:span></text:p>
      <text:p text:style-name="P1">For item in arr:</text:p>
      <text:p text:style-name="P2">      <text:span text:style-name="T1">print(i,item)</text:span></text:p>
      <text:p text:style-name="P1">If item is 2 then 2*2 = 4 for five items 5*5 = 25 step that why they grows very fast </text:p>
      <text:p text:style-name="P3"/>
      <text:p text:style-name="P1">| Code pattern     | Complexity |</text:p>
      <text:p text:style-name="P1">| ---------------- | ---------- |</text:p>
      <text:p text:style-name="P1">| No loop          | O(1)       |</text:p>
      <text:p text:style-name="P1">| One loop         | O(n)       |</text:p>
      <text:p text:style-name="P1">| Loop inside loop | O(n²)      |</text:p>
      <text:p text:style-name="P3"/>
      <text:p text:style-name="P1">What is time complexity?</text:p>
      <text:p text:style-name="P1">Rate at which the time taken increases with respect to input size.</text:p>
      <text:p text:style-name="P4"><text:span text:style-name="T2">Or how fast or slow code become when input get bigger.</text:span><text:line-break/></text:p>
      <text:p text:style-name="P26">Compute time complexity can be done with three cases.</text:p>
      <text:p text:style-name="P26">Best case</text:p>
      <text:p text:style-name="P26">average case</text:p>
      <text:p text:style-name="P26">worst case</text:p>
      <text:p text:style-name="P26">We need to compute base on worst case because when we create app there may be one user come or billion so we don’t care about best, average only care about worst case other will be auto handle.</text:p>
      <text:p text:style-name="P4"/>
      <text:p text:style-name="P27">Small example of program:</text:p>
      <text:p text:style-name="P5"># Big O can not represent in number below those just for understanding.</text:p>
      <text:p text:style-name="P13">def print_grade(marks):</text:p>
      <text:p text:style-name="P14"><text:span text:style-name="T3"><text:s text:c="5"/>if marks &lt; 25: <text:s text:c="9"/></text:span><text:span text:style-name="T4"># Best case if marks less 25 <text:s/></text:span><text:span text:style-name="T6">O(1)</text:span></text:p>
      <text:p text:style-name="P14"><text:s text:c="8"/><text:span text:style-name="T3">print(“grade b”)</text:span></text:p>
      <text:p text:style-name="P15"><text:s text:c="5"/><text:span text:style-name="T3">elif marks &lt; 60: <text:s text:c="6"/></text:span><text:span text:style-name="T4"># Average case if marks less 60 <text:s/></text:span><text:span text:style-name="T6">O(2)</text:span></text:p>
      <text:p text:style-name="P14"><text:s text:c="8"/><text:span text:style-name="T3">print(“grade b”)</text:span></text:p>
      <text:p text:style-name="P14"><text:s text:c="5"/><text:span text:style-name="T3">else:</text:span></text:p>
      <text:p text:style-name="P15"><text:s text:c="9"/><text:span text:style-name="T3">print(“grade A”) <text:s text:c="3"/></text:span><text:span text:style-name="T5"># Worst case if marks greater then 60 <text:s text:c="2"/></text:span><text:span text:style-name="T6">O(3)</text:span></text:p>
      <text:p text:style-name="P15"/>
      <text:p text:style-name="P15"/>
      <text:p text:style-name="P16">certain terms about big o</text:p>
      <text:p text:style-name="P16"/>
      <text:p text:style-name="P16">Big – oh (o) <text:s text:c="29"/><text:tab/><text:tab/> Theata <text:s text:c="2"/>O <text:s text:c="48"/>Omega(O)</text:p>
      <text:p text:style-name="P16"/>
      <text:p text:style-name="P16"><text:span text:style-name="T8">W</text:span>orst case or <text:span text:style-name="T8">U</text:span>pper bond <text:s text:c="8"/><text:tab/><text:tab/><text:span text:style-name="T7">Average complexity</text:span> <text:s text:c="33"/><text:span text:style-name="T8">L</text:span><text:span text:style-name="T7">owest bond</text:span></text:p>
      <text:p text:style-name="P15"/>
      <text:p text:style-name="P14"/>
      <text:p text:style-name="P17"><text:soft-page-break/>q1, About time complexity analyzing.</text:p>
      <text:p text:style-name="P17"/>
      <text:p text:style-name="P17">for <text:span text:style-name="T20">i</text:span> in range(n):</text:p>
      <text:p text:style-name="P17"><text:s text:c="4"/>for <text:span text:style-name="T20">i</text:span> in range(n)</text:p>
      <text:p text:style-name="P17"><text:s text:c="9"/>print(n)</text:p>
      <text:p text:style-name="P38">the time complexity of this is O(<text:span text:style-name="T32">n²</text:span>) because there is nested loop <text:span text:style-name="T9">for every outer loop n iterate inner loop.</text:span></text:p>
      <text:p text:style-name="P18"/>
      <text:p text:style-name="P18"/>
      <text:p text:style-name="P19">Q2, About time complexity below program.</text:p>
      <text:p text:style-name="P19"/>
      <text:p text:style-name="P19">for <text:span text:style-name="T21">i</text:span> in range(n):</text:p>
      <text:p text:style-name="P19"><text:s text:c="5"/>j = 0</text:p>
      <text:p text:style-name="P19"><text:s text:c="4"/><text:span text:style-name="T30">while</text:span> j &lt; <text:span text:style-name="T22">i :</text:span></text:p>
      <text:p text:style-name="P31"><text:s text:c="8"/>j++</text:p>
      <text:p text:style-name="P6"><text:span text:style-name="T11"/></text:p>
      <text:p text:style-name="P32">i<text:span text:style-name="T31">for each I inner loop run in below way</text:span></text:p>
      <text:p text:style-name="P36">I <text:s text:c="17"/>while j &lt; I runs</text:p>
      <text:p text:style-name="P36">0 <text:s text:c="17"/>0</text:p>
      <text:p text:style-name="P36">1 <text:s text:c="13"/><text:tab/> <text:s text:c="2"/>I</text:p>
      <text:p text:style-name="P36">2 <text:s text:c="13"/><text:tab/> <text:s/>2</text:p>
      <text:p text:style-name="P36">3 <text:s text:c="13"/><text:tab/> <text:s/>3</text:p>
      <text:p text:style-name="P36">… <text:s text:c="11"/>...</text:p>
      <text:p text:style-name="P36">n-1 <text:s text:c="10"/>n-1</text:p>
      <text:p text:style-name="P36">so total excutation</text:p>
      <text:p text:style-name="P36">0 + 1 + 2 + 3 + ... + (n-1)</text:p>
      <text:p text:style-name="P36">that sum grows roughly like</text:p>
      <text:p text:style-name="P36">n2/2 </text:p>
      <text:p text:style-name="P36">we ignore constants in time complexity</text:p>
      <text:p text:style-name="P36">final time complexity</text:p>
      <text:p text:style-name="P37">O(<text:span text:style-name="T32">n²</text:span>)</text:p>
      <text:p text:style-name="P36">Why do we <text:span text:style-name="Strong_20_Emphasis">ignore </text:span><text:span text:style-name="Strong_20_Emphasis"><text:span text:style-name="Source_20_Text">/2</text:span></text:span> in time complexity?</text:p>
      <text:p text:style-name="P36">n(n − 1) / 2 <text:s/><text:span text:style-name="T32">or n² / 2</text:span></text:p>
      <text:p text:style-name="P39">the golden rule of Big O</text:p>
      <text:p text:style-name="P39">Big care about growth, not exact numbers</text:p>
      <text:h text:style-name="P20" text:outline-level="3">Think like this (real life analogy 🧠)</text:h>
      <text:p text:style-name="P43">If:</text:p>
      <text:list text:style-name="L1">
        <text:list-item>
          <text:p text:style-name="P40"><text:span text:style-name="Source_20_Text"><text:span text:style-name="T35">n = 10</text:span></text:span><text:span text:style-name="T35"> → </text:span><text:span text:style-name="Source_20_Text"><text:span text:style-name="T35">n² / 2 = 50</text:span></text:span></text:p>
        </text:list-item>
        <text:list-item>
          <text:p text:style-name="P41"><text:span text:style-name="Source_20_Text"><text:span text:style-name="T35">n = 100</text:span></text:span><text:span text:style-name="T35"> → </text:span><text:span text:style-name="Source_20_Text"><text:span text:style-name="T35">n² / 2 = 5,000</text:span></text:span></text:p>
        </text:list-item>
        <text:list-item>
          <text:p text:style-name="P41"><text:span text:style-name="Source_20_Text"><text:span text:style-name="T35">n = 1,000</text:span></text:span><text:span text:style-name="T35"> → </text:span><text:span text:style-name="Source_20_Text"><text:span text:style-name="T35">n² / 2 = 500,000</text:span></text:span></text:p>
        </text:list-item>
      </text:list>
      <text:p text:style-name="P39"/>
      <text:p text:style-name="P39">Now compare with n²</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5">n</text:p>
            </table:table-cell>
            <table:table-cell table:style-name="Table1.A1" office:value-type="string">
              <text:p text:style-name="P25">n²</text:p>
            </table:table-cell>
            <table:table-cell table:style-name="Table1.A1" office:value-type="string">
              <text:p text:style-name="P25">n² / 2</text:p>
            </table:table-cell>
          </table:table-row>
        </table:table-header-rows>
        <table:table-row>
          <table:table-cell table:style-name="Table1.A1" office:value-type="string">
            <text:p text:style-name="P23">10</text:p>
          </table:table-cell>
          <table:table-cell table:style-name="Table1.A1" office:value-type="string">
            <text:p text:style-name="P23">100</text:p>
          </table:table-cell>
          <table:table-cell table:style-name="Table1.A1" office:value-type="string">
            <text:p text:style-name="P23">50</text:p>
          </table:table-cell>
        </table:table-row>
        <table:table-row>
          <table:table-cell table:style-name="Table1.A1" office:value-type="string">
            <text:p text:style-name="P23">100</text:p>
          </table:table-cell>
          <table:table-cell table:style-name="Table1.A1" office:value-type="string">
            <text:p text:style-name="P23">10,000</text:p>
          </table:table-cell>
          <table:table-cell table:style-name="Table1.A1" office:value-type="string">
            <text:p text:style-name="P23">5,000</text:p>
          </table:table-cell>
        </table:table-row>
        <table:table-row>
          <table:table-cell table:style-name="Table1.A1" office:value-type="string">
            <text:p text:style-name="P23">1,000</text:p>
          </table:table-cell>
          <table:table-cell table:style-name="Table1.A1" office:value-type="string">
            <text:p text:style-name="P23">1,000,000</text:p>
          </table:table-cell>
          <table:table-cell table:style-name="Table1.A1" office:value-type="string">
            <text:p text:style-name="P23">500,000</text:p>
            <text:p text:style-name="P24"/>
          </table:table-cell>
        </table:table-row>
      </table:table>
      <text:p text:style-name="P39"/>
      <text:p text:style-name="P7"><text:span text:style-name="T12">👉 Same </text:span><text:span text:style-name="Strong_20_Emphasis"><text:span text:style-name="T12">shape of growth</text:span></text:span><text:span text:style-name="T12"><text:line-break/>👉 </text:span><text:span text:style-name="Source_20_Text"><text:span text:style-name="T12">/2</text:span></text:span><text:span text:style-name="T12"> just makes it a bit smaller<text:line-break/>👉 Growth rate is still </text:span><text:span text:style-name="Strong_20_Emphasis"><text:span text:style-name="T12">quadratic</text:span></text:span></text:p>
      <text:p text:style-name="P42">So Big-O says:</text:p>
      <text:p text:style-name="P22"><text:span text:style-name="Source_20_Text"><text:span text:style-name="T10">O(n² / 2) → O(n²)</text:span></text:span></text:p>
      <text:h text:style-name="P21" text:outline-level="3"><text:span text:style-name="T33">One-line rule to remember</text:span></text:h>
      <text:h text:style-name="P21" text:outline-level="3"><text:span text:style-name="Strong_20_Emphasis"><text:span text:style-name="T10">Constants don’t matter, growth does.</text:span></text:span></text:h>
      <text:p text:style-name="P7"><text:span text:style-name="T12"/></text:p>
      <text:p text:style-name="P7"><text:span text:style-name="T12"/></text:p>
      <text:p text:style-name="P7"><text:span text:style-name="T12"/></text:p>
      <text:p text:style-name="P33">What is space complexity.</text:p>
      <text:p text:style-name="P34">First of all it’s not about memory space like time complexity.</text:p>
      <text:p text:style-name="P35">Axixlrary space + input space</text:p>
      <text:p text:style-name="P35">space that you take to solve problem</text:p>
      <text:p text:style-name="P8"><text:span text:style-name="T13">space that you take to store </text:span><text:span text:style-name="T14">input</text:span></text:p>
      <text:p text:style-name="P8"><text:span text:style-name="T14"/></text:p>
      <text:p text:style-name="P8"><text:span text:style-name="T15">a <text:s text:c="3"/>b <text:s text:c="6"/></text:span><text:span text:style-name="T16"># input space</text:span></text:p>
      <text:p text:style-name="P9"><text:soft-page-break/><text:span text:style-name="T15">c <text:s/>= a + b <text:s/></text:span><text:span text:style-name="T16"># </text:span><text:span text:style-name="T18">c become </text:span><text:span text:style-name="T13">Axixlrary space</text:span></text:p>
      <text:p text:style-name="P10"><text:span text:style-name="T17">both called space complexity</text:span><text:line-break/><text:span text:style-name="T23">so in Big O </text:span><text:span text:style-name="T24">=</text:span><text:span text:style-name="T23"> <text:s/>O(3)</text:span></text:p>
      <text:p text:style-name="P10"/>
      <text:p text:style-name="P11"><text:span text:style-name="T25">list = [</text:span><text:span text:style-name="T26">n</text:span><text:span text:style-name="T25">] <text:s text:c="2"/>= O(n)</text:span></text:p>
      <text:p text:style-name="P11"/>
      <text:p text:style-name="P28">rule: never do anything to input</text:p>
      <text:p text:style-name="P28">if interview give you a,b and tell you sum</text:p>
      <text:p text:style-name="P11"><text:span text:style-name="T27">b = a+b <text:s text:c="2"/># don’t do because we change input var may they used on other place in software </text:span><text:span text:style-name="T28">even this is O(n)</text:span><text:span text:style-name="T27">.</text:span></text:p>
      <text:p text:style-name="P12">best approach:</text:p>
      <text:p text:style-name="P29"><text:s/>c = a+b # we never change input <text:span text:style-name="T29">even this is O(</text:span><text:span text:style-name="T19">n²</text:span><text:span text:style-name="T29">)</text:span></text:p>
      <text:p text:style-name="P11"><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2T04:06:37.191492714</meta:creation-date>
    <dc:date>2026-02-13T04:40:06.230715701</dc:date>
    <meta:editing-duration>PT1H16M25S</meta:editing-duration>
    <meta:editing-cycles>39</meta:editing-cycles>
    <meta:generator>LibreOffice/24.2.7.2$Linux_X86_64 LibreOffice_project/420$Build-2</meta:generator>
    <meta:document-statistic meta:table-count="1" meta:image-count="0" meta:object-count="0" meta:page-count="4" meta:paragraph-count="127" meta:word-count="809" meta:character-count="4213" meta:non-whitespace-character-count="3114"/>
  </office:meta>
</office:document-meta>
</file>